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2" table:number-rows-repeated="14">
          <table:table-cell table:style-name="ce3"/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5T17:51:14</dc:date>
    <dc:creator>Sridhar J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214" meta:object-count="0"/>
  </office:meta>
</office:document-meta>
</file>